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4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id: 1</text:p>
          </table:table-cell>
          <table:table-cell table:number-columns-repeated="5"/>
        </table:table-row>
        <table:table-row table:style-name="ro1">
          <table:table-cell office:value-type="string">
            <text:p>title: Dobre regulacje, mało spółek</text:p>
          </table:table-cell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ILE liczb</text:p>
          </table:table-cell>
          <table:table-cell table:formula="oooc:=COUNT([.B4:.B25])-COUNTIF([.B4:.B25];0)"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ma</text:p>
          </table:table-cell>
          <table:table-cell table:formula="oooc:=SUM([.B4:.B25])" office:value-type="float" office:value="135">
            <text:p>1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Średnio</text:p>
          </table:table-cell>
          <table:table-cell table:formula="oooc:=AVERAGE([.B4:.B7];[.B9:.B13];[.B15:.B17];[.B19:.B25])" office:value-type="float" office:value="7.10526315789474">
            <text:p>7,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dchylenie</text:p>
          </table:table-cell>
          <table:table-cell table:formula="oooc:=STDEV([.B4:.B7];[.B9:.B13];[.B15:.B17];[.B19:.B25])" office:value-type="float" office:value="5.55672502310994">
            <text:p>5,5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: 2</text:p>
          </table:table-cell>
          <table:table-cell table:number-columns-repeated="5"/>
        </table:table-row>
        <table:table-row table:style-name="ro1">
          <table:table-cell office:value-type="string">
            <text:p>title: Dziecko i potwór</text:p>
          </table:table-cell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ILE liczb</text:p>
          </table:table-cell>
          <table:table-cell table:formula="oooc:=COUNT([.B30:.B45])-COUNTIF([.B30:.B45];0)"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a</text:p>
          </table:table-cell>
          <table:table-cell table:formula="oooc:=SUM([.B30:.B45])" office:value-type="float" office:value="112">
            <text:p>1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30:.B35];[.B37:.B43])" office:value-type="float" office:value="8.61538461538462">
            <text:p>8,6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chylenie</text:p>
          </table:table-cell>
          <table:table-cell table:formula="oooc:=STDEV([.B30:.B35];[.B37:.B43])" office:value-type="float" office:value="8.17045961108739">
            <text:p>8,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3</text:p>
          </table:table-cell>
          <table:table-cell table:number-columns-repeated="5"/>
        </table:table-row>
        <table:table-row table:style-name="ro1">
          <table:table-cell office:value-type="string">
            <text:p>title: Zjazd "S" rolników indywidualnych w Zgierzu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51:.B66])-COUNTIF([.B51:.B66];0)" office:value-type="float" office:value="14">
            <text:p>14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Suma</text:p>
          </table:table-cell>
          <table:table-cell table:formula="oooc:=SUM([.B51:.B66])" office:value-type="float" office:value="112">
            <text:p>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51:.B60];[.B63:.B66])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51:.B60];[.B63:.B66])" office:value-type="float" office:value="6.88364840652218">
            <text:p>6,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: 4</text:p>
          </table:table-cell>
          <table:table-cell table:number-columns-repeated="5"/>
        </table:table-row>
        <table:table-row table:style-name="ro1">
          <table:table-cell office:value-type="string">
            <text:p>title: Rząd Ukrainy bez "pomarańczowych"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71:.B90])-COUNTIF([.B71:.B90];0)" office:value-type="float" office:value="17">
            <text:p>17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Suma</text:p>
          </table:table-cell>
          <table:table-cell table:formula="oooc:=SUM([.B71:.B90])" office:value-type="float" office:value="140">
            <text:p>1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71:.B75];[.B78:.B82];[.B84:.B90])" office:value-type="float" office:value="8.23529411764706">
            <text:p>8,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71:.B75];[.B78:.B82];[.B84:.B90])" office:value-type="float" office:value="8.34063405686811">
            <text:p>8,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5</text:p>
          </table:table-cell>
          <table:table-cell table:number-columns-repeated="5"/>
        </table:table-row>
        <table:table-row table:style-name="ro1">
          <table:table-cell office:value-type="string">
            <text:p>title: Ségolene Royal kandydatem socjalistów w wyborach prezydenckich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96:.B139])-COUNTIF([.B96:.B139];0)" office:value-type="float" office:value="37">
            <text:p>37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Suma</text:p>
          </table:table-cell>
          <table:table-cell table:formula="oooc:=SUM([.B96:.B99];[.B101:.B104];[.B106:.B109];[.B112:.B115];[.B117:.B135];[.B138:.B139])" office:value-type="float" office:value="290">
            <text:p>29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96:.B99];[.B101:.B104];[.B106:.B109];[.B112:.B115];[.B117:.B135];[.B138:.B139])" office:value-type="float" office:value="7.83783783783784">
            <text:p>7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96:.B99];[.B101:.B104];[.B106:.B109];[.B112:.B115];[.B117:.B135];[.B138:.B139])" office:value-type="float" office:value="6.07139702719744">
            <text:p>6,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6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145:.B173])-COUNTIF([.B145:.B173];0)" office:value-type="float" office:value="25">
            <text:p>25</text:p>
          </table:table-cell>
        </table:table-row>
        <table:table-row table:style-name="ro1">
          <table:table-cell office:value-type="string">
            <text:p>title: Były dyktator Urugwaju Juan Maria Bordaberry poszedł za kraty</text:p>
          </table:table-cell>
          <table:table-cell table:number-columns-repeated="3"/>
          <table:table-cell office:value-type="string">
            <text:p>Suma</text:p>
          </table:table-cell>
          <table:table-cell table:formula="oooc:=SUM([.B145:.B173])" office:value-type="float" office:value="203">
            <text:p>203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Średnio</text:p>
          </table:table-cell>
          <table:table-cell table:formula="oooc:=AVERAGE([.B145:.B152];[.B154:.B158];[.B160:.B168];[.B171:.B173])" office:value-type="float" office:value="8.12">
            <text:p>8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145:.B152];[.B154:.B158];[.B160:.B168];[.B171:.B173])" office:value-type="float" office:value="8.23771813064759">
            <text:p>8,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: 7</text:p>
          </table:table-cell>
          <table:table-cell table:number-columns-repeated="5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office:value-type="string">
            <text:p>title: Albo młodość, albo rak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197:.B245])-COUNTIF([.B197:.B245];0)" office:value-type="float" office:value="42">
            <text:p>42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</text:p>
          </table:table-cell>
          <table:table-cell/>
          <table:table-cell office:value-type="string">
            <text:p>Suma</text:p>
          </table:table-cell>
          <table:table-cell table:formula="oooc:=SUM([.B197:.B245])" office:value-type="float" office:value="297">
            <text:p>2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197:.B209];[.B211:.B229];[.B232:.B235];[.B237:.B240];[.B243:.B245])" office:value-type="float" office:value="6.90697674418605">
            <text:p>6,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197:.B209];[.B211:.B229];[.B232:.B235];[.B237:.B240];[.B243:.B245])" office:value-type="float" office:value="5.09347833947337">
            <text:p>5,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8</text:p>
          </table:table-cell>
          <table:table-cell table:number-columns-repeated="5"/>
        </table:table-row>
        <table:table-row table:style-name="ro1">
          <table:table-cell office:value-type="string">
            <text:p>title: Włoska telewizja wykryła narkotyki u deputowanych</text:p>
          </table:table-cell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ILE liczb</text:p>
          </table:table-cell>
          <table:table-cell table:formula="oooc:=COUNT([.B251:.B264])-COUNTIF([.B251:.B264];0)"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a</text:p>
          </table:table-cell>
          <table:table-cell table:formula="oooc:=SUM([.B251:.B264])"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Średnio</text:p>
          </table:table-cell>
          <table:table-cell table:formula="oooc:=AVERAGE([.B251:.B257];[.B259];[.B263:.B264])" office:value-type="float" office:value="8.7">
            <text:p>8,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Odchylenie</text:p>
          </table:table-cell>
          <table:table-cell table:formula="oooc:=STDEV([.B251:.B257];[.B259];[.B263:.B264])" office:value-type="float" office:value="8.55115326854935">
            <text:p>8,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9</text:p>
          </table:table-cell>
          <table:table-cell table:number-columns-repeated="5"/>
        </table:table-row>
        <table:table-row table:style-name="ro1">
          <table:table-cell office:value-type="string">
            <text:p>title: Zapomniany ojciec kina</text:p>
          </table:table-cell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</text:p>
          </table:table-cell>
          <table:table-cell/>
          <table:table-cell office:value-type="string">
            <text:p>ILE liczb</text:p>
          </table:table-cell>
          <table:table-cell table:formula="oooc:=COUNT([.B270:.B323])-COUNTIF([.B270:.B323];0)" office:value-type="float" office:value="42">
            <text:p>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a</text:p>
          </table:table-cell>
          <table:table-cell table:formula="oooc:=SUM([.B270:.B323])" office:value-type="float" office:value="330">
            <text:p>3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270:.B279];[.B281:.B284];[.B287:.B291];[.B293:.B301];[.B305:.B312];[.B314:.B319])" office:value-type="float" office:value="7.85714285714286">
            <text:p>7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chylenie</text:p>
          </table:table-cell>
          <table:table-cell table:formula="oooc:=STDEV([.B270:.B279];[.B281:.B284];[.B287:.B291];[.B293:.B301];[.B305:.B312];[.B314:.B319])" office:value-type="float" office:value="7.00721380408556">
            <text:p>7,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id: 10</text:p>
          </table:table-cell>
          <table:table-cell table:number-columns-repeated="5"/>
        </table:table-row>
        <table:table-row table:style-name="ro1">
          <table:table-cell office:value-type="string">
            <text:p>title: Internauci budują samochód zgodnie z filozofią open-source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330:.B385])-COUNTIF([.B330:.B385];0)" office:value-type="float" office:value="41">
            <text:p>41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</text:p>
          </table:table-cell>
          <table:table-cell/>
          <table:table-cell office:value-type="string">
            <text:p>Suma</text:p>
          </table:table-cell>
          <table:table-cell table:formula="oooc:=SUM([.B330:.B385])" office:value-type="float" office:value="360">
            <text:p>36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330];[.B334];[.B336:.B340];[.B342:.B352];[.B354:.B356];[.B359:.B363];[.B366:.B368];[.B370:.B371];[.B3:.B373];[.B379:.B382];[.B384:.B385])" office:value-type="float" office:value="6.78550724637681">
            <text:p>6,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chylenie</text:p>
          </table:table-cell>
          <table:table-cell table:formula="oooc:=STDEV([.B330];[.B334];[.B336:.B340];[.B342:.B352];[.B354:.B356];[.B359:.B363];[.B366:.B368];[.B370:.B371];[.B3:.B373];[.B379:.B382];[.B384:.B385])" office:value-type="float" office:value="7.11249464303389">
            <text:p>7,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</table:table>
      <table:table table:name="Arkusz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id: 1</text:p>
          </table:table-cell>
          <table:table-cell table:number-columns-repeated="5"/>
        </table:table-row>
        <table:table-row table:style-name="ro2">
          <table:table-cell office:value-type="string">
            <text:p>title: Dobre regulacje, mało spółek</text:p>
          </table:table-cell>
          <table:table-cell table:number-columns-repeated="5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LE liczb</text:p>
          </table:table-cell>
          <table:table-cell table:formula="oooc:=COUNT([.B4:.B25])-COUNTIF([.B4:.B25];0)" office:value-type="float" office:value="19">
            <text:p>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ma</text:p>
          </table:table-cell>
          <table:table-cell table:formula="oooc:=SUM([.B4:.B25])" office:value-type="float" office:value="135">
            <text:p>1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Średnio</text:p>
          </table:table-cell>
          <table:table-cell table:formula="oooc:=AVERAGE([.B4:.B7];[.B9:.B13];[.B15:.B17];[.B19:.B25])" office:value-type="float" office:value="6.10526315789474">
            <text:p>6,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dchylenie</text:p>
          </table:table-cell>
          <table:table-cell table:formula="oooc:=STDEV([.B4:.B7];[.B9:.B13];[.B15:.B17];[.B19:.B25])" office:value-type="float" office:value="5.95254135122232">
            <text:p>5,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: 2</text:p>
          </table:table-cell>
          <table:table-cell table:number-columns-repeated="5"/>
        </table:table-row>
        <table:table-row table:style-name="ro2">
          <table:table-cell office:value-type="string">
            <text:p>title: Dziecko i potwór</text:p>
          </table:table-cell>
          <table:table-cell table:number-columns-repeated="5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ILE liczb</text:p>
          </table:table-cell>
          <table:table-cell table:formula="oooc:=COUNT([.B30:.B45])-COUNTIF([.B30:.B45];0)"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a</text:p>
          </table:table-cell>
          <table:table-cell table:formula="oooc:=SUM([.B30:.B45])" office:value-type="float" office:value="112">
            <text:p>1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30:.B35];[.B37:.B43])" office:value-type="float" office:value="8.61538461538462">
            <text:p>8,6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chylenie</text:p>
          </table:table-cell>
          <table:table-cell table:formula="oooc:=STDEV([.B30:.B35];[.B37:.B43])" office:value-type="float" office:value="8.17045961108739">
            <text:p>8,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3</text:p>
          </table:table-cell>
          <table:table-cell table:number-columns-repeated="5"/>
        </table:table-row>
        <table:table-row table:style-name="ro2">
          <table:table-cell office:value-type="string">
            <text:p>title: Zjazd "S" rolników indywidualnych w Zgierzu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51:.B66])-COUNTIF([.B51:.B66];0)" office:value-type="float" office:value="14">
            <text:p>14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Suma</text:p>
          </table:table-cell>
          <table:table-cell table:formula="oooc:=SUM([.B51:.B66])" office:value-type="float" office:value="112">
            <text:p>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51:.B60];[.B63:.B66])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51:.B60];[.B63:.B66])" office:value-type="float" office:value="6.88364840652218">
            <text:p>6,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: 4</text:p>
          </table:table-cell>
          <table:table-cell table:number-columns-repeated="5"/>
        </table:table-row>
        <table:table-row table:style-name="ro2">
          <table:table-cell office:value-type="string">
            <text:p>title: Rząd Ukrainy bez "pomarańczowych"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71:.B90])-COUNTIF([.B71:.B90];0)" office:value-type="float" office:value="17">
            <text:p>17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Suma</text:p>
          </table:table-cell>
          <table:table-cell table:formula="oooc:=SUM([.B71:.B90])" office:value-type="float" office:value="140">
            <text:p>1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71:.B75];[.B78:.B82];[.B84:.B90])" office:value-type="float" office:value="8.23529411764706">
            <text:p>8,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71:.B75];[.B78:.B82];[.B84:.B90])" office:value-type="float" office:value="8.34063405686811">
            <text:p>8,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5</text:p>
          </table:table-cell>
          <table:table-cell table:number-columns-repeated="5"/>
        </table:table-row>
        <table:table-row table:style-name="ro2">
          <table:table-cell office:value-type="string">
            <text:p>title: Ségolene Royal kandydatem socjalistów w wyborach prezydenckich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96:.B139])-COUNTIF([.B96:.B139];0)" office:value-type="float" office:value="37">
            <text:p>37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Suma</text:p>
          </table:table-cell>
          <table:table-cell table:formula="oooc:=SUM([.B96:.B99];[.B101:.B104];[.B106:.B109];[.B112:.B115];[.B117:.B135];[.B138:.B139])" office:value-type="float" office:value="290">
            <text:p>29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96:.B99];[.B101:.B104];[.B106:.B109];[.B112:.B115];[.B117:.B135];[.B138:.B139])" office:value-type="float" office:value="7.83783783783784">
            <text:p>7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96:.B99];[.B101:.B104];[.B106:.B109];[.B112:.B115];[.B117:.B135];[.B138:.B139])" office:value-type="float" office:value="6.07139702719744">
            <text:p>6,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6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145:.B173])-COUNTIF([.B145:.B173];0)" office:value-type="float" office:value="25">
            <text:p>25</text:p>
          </table:table-cell>
        </table:table-row>
        <table:table-row table:style-name="ro2">
          <table:table-cell office:value-type="string">
            <text:p>title: Były dyktator Urugwaju Juan Maria Bordaberry poszedł za kraty</text:p>
          </table:table-cell>
          <table:table-cell table:number-columns-repeated="3"/>
          <table:table-cell office:value-type="string">
            <text:p>Suma</text:p>
          </table:table-cell>
          <table:table-cell table:formula="oooc:=SUM([.B145:.B173])" office:value-type="float" office:value="203">
            <text:p>203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Średnio</text:p>
          </table:table-cell>
          <table:table-cell table:formula="oooc:=AVERAGE([.B145:.B152];[.B154:.B158];[.B160:.B168];[.B171:.B173])" office:value-type="float" office:value="8.12">
            <text:p>8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145:.B152];[.B154:.B158];[.B160:.B168];[.B171:.B173])" office:value-type="float" office:value="8.23771813064759">
            <text:p>8,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: 7</text:p>
          </table:table-cell>
          <table:table-cell table:number-columns-repeated="5"/>
        </table:table-row>
        <table:table-row table:style-name="ro1" table:number-rows-repeated="19">
          <table:table-cell table:number-columns-repeated="6"/>
        </table:table-row>
        <table:table-row table:style-name="ro2">
          <table:table-cell office:value-type="string">
            <text:p>title: Albo młodość, albo rak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197:.B245])-COUNTIF([.B197:.B245];0)" office:value-type="float" office:value="42">
            <text:p>42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</text:p>
          </table:table-cell>
          <table:table-cell/>
          <table:table-cell office:value-type="string">
            <text:p>Suma</text:p>
          </table:table-cell>
          <table:table-cell table:formula="oooc:=SUM([.B197:.B245])" office:value-type="float" office:value="297">
            <text:p>2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197:.B209];[.B211:.B229];[.B232:.B235];[.B237:.B240];[.B243:.B245])" office:value-type="float" office:value="6.90697674418605">
            <text:p>6,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chylenie</text:p>
          </table:table-cell>
          <table:table-cell table:formula="oooc:=STDEV([.B197:.B209];[.B211:.B229];[.B232:.B235];[.B237:.B240];[.B243:.B245])" office:value-type="float" office:value="5.09347833947337">
            <text:p>5,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8</text:p>
          </table:table-cell>
          <table:table-cell table:number-columns-repeated="5"/>
        </table:table-row>
        <table:table-row table:style-name="ro2">
          <table:table-cell office:value-type="string">
            <text:p>title: Włoska telewizja wykryła narkotyki u deputowanych</text:p>
          </table:table-cell>
          <table:table-cell table:number-columns-repeated="5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graph</text:p>
          </table:table-cell>
          <table:table-cell/>
          <table:table-cell office:value-type="string">
            <text:p>ILE liczb</text:p>
          </table:table-cell>
          <table:table-cell table:formula="oooc:=COUNT([.B251:.B264])-COUNTIF([.B251:.B264];0)"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a</text:p>
          </table:table-cell>
          <table:table-cell table:formula="oooc:=SUM([.B251:.B264])"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Średnio</text:p>
          </table:table-cell>
          <table:table-cell table:formula="oooc:=AVERAGE([.B251:.B257];[.B259];[.B263:.B264])" office:value-type="float" office:value="8.7">
            <text:p>8,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Odchylenie</text:p>
          </table:table-cell>
          <table:table-cell table:formula="oooc:=STDEV([.B251:.B257];[.B259];[.B263:.B264])" office:value-type="float" office:value="8.55115326854935">
            <text:p>8,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id: 9</text:p>
          </table:table-cell>
          <table:table-cell table:number-columns-repeated="5"/>
        </table:table-row>
        <table:table-row table:style-name="ro2">
          <table:table-cell office:value-type="string">
            <text:p>title: Zapomniany ojciec kina</text:p>
          </table:table-cell>
          <table:table-cell table:number-columns-repeated="5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</text:p>
          </table:table-cell>
          <table:table-cell/>
          <table:table-cell office:value-type="string">
            <text:p>ILE liczb</text:p>
          </table:table-cell>
          <table:table-cell table:formula="oooc:=COUNT([.B270:.B323])-COUNTIF([.B270:.B323];0)" office:value-type="float" office:value="42">
            <text:p>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ma</text:p>
          </table:table-cell>
          <table:table-cell table:formula="oooc:=SUM([.B270:.B323])" office:value-type="float" office:value="330">
            <text:p>3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270:.B279];[.B281:.B284];[.B287:.B291];[.B293:.B301];[.B305:.B312];[.B314:.B319])" office:value-type="float" office:value="7.85714285714286">
            <text:p>7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chylenie</text:p>
          </table:table-cell>
          <table:table-cell table:formula="oooc:=STDEV([.B270:.B279];[.B281:.B284];[.B287:.B291];[.B293:.B301];[.B305:.B312];[.B314:.B319])" office:value-type="float" office:value="7.00721380408556">
            <text:p>7,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id: 10</text:p>
          </table:table-cell>
          <table:table-cell table:number-columns-repeated="5"/>
        </table:table-row>
        <table:table-row table:style-name="ro2">
          <table:table-cell office:value-type="string">
            <text:p>title: Internauci budują samochód zgodnie z filozofią open-source</text:p>
          </table:table-cell>
          <table:table-cell table:number-columns-repeated="3"/>
          <table:table-cell office:value-type="string">
            <text:p>ILE liczb</text:p>
          </table:table-cell>
          <table:table-cell table:formula="oooc:=COUNT([.B330:.B385])-COUNTIF([.B330:.B385];0)" office:value-type="float" office:value="41">
            <text:p>41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times</text:p>
          </table:table-cell>
          <table:table-cell office:value-type="string">
            <text:p>para</text:p>
          </table:table-cell>
          <table:table-cell/>
          <table:table-cell office:value-type="string">
            <text:p>Suma</text:p>
          </table:table-cell>
          <table:table-cell table:formula="oooc:=SUM([.B330:.B385])" office:value-type="float" office:value="360">
            <text:p>36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Średnio</text:p>
          </table:table-cell>
          <table:table-cell table:formula="oooc:=AVERAGE([.B330];[.B334];[.B336:.B340];[.B342:.B352];[.B354:.B356];[.B359:.B363];[.B366:.B368];[.B370:.B371];[.B3:.B373];[.B379:.B382];[.B384:.B385])" office:value-type="float" office:value="6.78550724637681">
            <text:p>6,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chylenie</text:p>
          </table:table-cell>
          <table:table-cell table:formula="oooc:=STDEV([.B330];[.B334];[.B336:.B340];[.B342:.B352];[.B354:.B356];[.B359:.B363];[.B366:.B368];[.B370:.B371];[.B3:.B373];[.B379:.B382];[.B384:.B385])" office:value-type="float" office:value="7.11249464303389">
            <text:p>7,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2.N38" table:end-x="2.204cm" table:end-y="0.426cm" draw:z-index="0" draw:style-name="gr1" svg:width="29.3cm" svg:height="16.683cm" svg:x="0cm" svg:y="0.001cm">
              <draw:object draw:notify-on-update-of-ranges="Arkusz1.A4:Arkusz1.B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Arkusz3" table:style-name="ta1" table:print="false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3.N38" table:end-x="2.232cm" table:end-y="0.426cm" draw:z-index="0" draw:style-name="gr1" svg:width="29.316cm" svg:height="16.683cm" svg:x="0.012cm" svg:y="0.001cm">
              <draw:object draw:notify-on-update-of-ranges="Arkusz1.A30:Arkusz1.B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Arkusz4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4.M38" table:end-x="2.204cm" table:end-y="0.399cm" draw:z-index="0" draw:style-name="gr1" svg:width="27.042cm" svg:height="16.656cm" svg:x="0cm" svg:y="0.001cm">
              <draw:object draw:notify-on-update-of-ranges="Arkusz1.A51:Arkusz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Arkusz5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5.N38" table:end-x="2.232cm" table:end-y="0.426cm" draw:z-index="0" draw:style-name="gr1" svg:width="29.328cm" svg:height="16.683cm" svg:x="0cm" svg:y="0.001cm">
              <draw:object draw:notify-on-update-of-ranges="Arkusz1.A71:Arkusz1.B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Arkusz6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6.N39" table:end-x="2.232cm" table:end-y="0.427cm" draw:z-index="0" draw:style-name="gr1" svg:width="29.328cm" svg:height="17.135cm" svg:x="0cm" svg:y="0.001cm">
              <draw:object draw:notify-on-update-of-ranges="Arkusz1.A96:Arkusz1.B13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Arkusz7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7.N38" table:end-x="2.232cm" table:end-y="0.426cm" draw:z-index="0" draw:style-name="gr1" svg:width="29.328cm" svg:height="16.683cm" svg:x="0cm" svg:y="0.001cm">
              <draw:object draw:notify-on-update-of-ranges="Arkusz1.A145:Arkusz1.B17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Arkusz8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8.N39" table:end-x="2.232cm" table:end-y="0.427cm" draw:z-index="0" draw:style-name="gr1" svg:width="29.328cm" svg:height="17.135cm" svg:x="0cm" svg:y="0.001cm">
              <draw:object draw:notify-on-update-of-ranges="Arkusz1.A197:Arkusz1.B24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Arkusz9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9.N38" table:end-x="2.231cm" table:end-y="0.426cm" draw:z-index="0" draw:style-name="gr1" svg:width="29.327cm" svg:height="16.684cm" svg:x="0cm" svg:y="0cm">
              <draw:object draw:notify-on-update-of-ranges="Arkusz1.A251:Arkusz1.B26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Arkusz10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10.N39" table:end-x="2.232cm" table:end-y="0.427cm" draw:z-index="0" draw:style-name="gr1" svg:width="29.328cm" svg:height="17.135cm" svg:x="0cm" svg:y="0.001cm">
              <draw:object draw:notify-on-update-of-ranges="Arkusz1.A270:Arkusz1.B3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</table:table>
      <table:table table:name="Arkusz11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11.N39" table:end-x="2.232cm" table:end-y="0.427cm" draw:z-index="0" draw:style-name="gr1" svg:width="29.328cm" svg:height="17.135cm" svg:x="0cm" svg:y="0.001cm">
              <draw:object draw:notify-on-update-of-ranges="Arkusz1.A330:Arkusz1.B38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</table:table>
      <table:database-ranges>
        <table:database-range table:target-range-address="Arkusz12.A4:Arkusz12.C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8">08-08-2007</text:date>, <text:time>02:37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1.0$Win32 OpenOffice.org_project/680m6$Build-9095</meta:generator>
    <meta:creation-date>2007-07-31T18:33:07</meta:creation-date>
    <dc:date>2007-08-08T02:37:44</dc:date>
    <dc:language>pl-PL</dc:language>
    <meta:editing-cycles>6</meta:editing-cycles>
    <meta:editing-duration>PT7H31M57S</meta:editing-duration>
    <meta:user-defined meta:name="Info 1"/>
    <meta:user-defined meta:name="Info 2"/>
    <meta:user-defined meta:name="Info 3"/>
    <meta:user-defined meta:name="Info 4"/>
    <meta:document-statistic meta:table-count="12" meta:cell-count="218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5pt" style:font-family-asian="'Lucida Sans Unicode'" style:font-family-generic-asian="system" style:font-pitch-asian="variable" style:font-size-asian="30.5pt" style:font-family-complex="Tahoma" style:font-family-generic-complex="system" style:font-pitch-complex="variable" style:font-size-complex="30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2999992370605pt" style:font-family-asian="'Lucida Sans Unicode'" style:font-family-generic-asian="system" style:font-pitch-asian="variable" style:font-size-asian="16.2999992370605pt" style:font-family-complex="Tahoma" style:font-family-generic-complex="system" style:font-pitch-complex="variable" style:font-size-complex="16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pt" style:font-family-asian="'Lucida Sans Unicode'" style:font-family-generic-asian="system" style:font-pitch-asian="variable" style:font-size-asian="21pt" style:font-family-complex="Tahoma" style:font-family-generic-complex="system" style:font-pitch-complex="variable" style:font-size-complex="2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2999992370605pt" style:font-family-asian="'Lucida Sans Unicode'" style:font-family-generic-asian="system" style:font-pitch-asian="variable" style:font-size-asian="16.2999992370605pt" style:font-family-complex="Tahoma" style:font-family-generic-complex="system" style:font-pitch-complex="variable" style:font-size-complex="16.299999237060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01cm" svg:height="16.684cm" chart:class="chart:bar" chart:style-name="ch1">
        <chart:title svg:x="12.555cm" svg:y="0.332cm" chart:style-name="ch2">
          <text:p>Artykuł 1</text:p>
        </chart:title>
        <chart:plot-area chart:style-name="ch3" table:cell-range-address="Arkusz1.$A$4:.$B$25" chart:data-source-has-labels="column" chart:table-number-list="0" svg:x="0.586cm" svg:y="2.194cm" svg:width="28.129cm" svg:height="14.158cm">
          <chart:axis chart:dimension="x" chart:name="primary-x" chart:style-name="ch4">
            <chart:title svg:x="13.318cm" svg:y="15.522cm" chart:style-name="ch5">
              <text:p>Numer zdania</text:p>
            </chart:title>
            <chart:categories table:cell-range-address="local-table.A2:.A23"/>
          </chart:axis>
          <chart:axis chart:dimension="y" chart:name="primary-y" chart:style-name="ch6">
            <chart:title svg:x="0.586cm" svg:y="10.946cm" chart:style-name="ch5">
              <text:p>Liczba wyborów</text:p>
            </chart:title>
            <chart:grid chart:class="major"/>
          </chart:axis>
          <chart:series chart:style-name="ch7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1.6000003814697pt" style:font-family-asian="'Lucida Sans Unicode'" style:font-family-generic-asian="system" style:font-pitch-asian="variable" style:font-size-asian="31.6000003814697pt" style:font-family-complex="Tahoma" style:font-family-generic-complex="system" style:font-pitch-complex="variable" style:font-size-complex="31.6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tagger-odd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8999996185303pt" style:font-family-asian="'Lucida Sans Unicode'" style:font-family-generic-asian="system" style:font-pitch-asian="variable" style:font-size-asian="16.8999996185303pt" style:font-family-complex="Tahoma" style:font-family-generic-complex="system" style:font-pitch-complex="variable" style:font-size-complex="16.8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8999996185303pt" style:font-family-asian="'Lucida Sans Unicode'" style:font-family-generic-asian="system" style:font-pitch-asian="variable" style:font-size-asian="16.8999996185303pt" style:font-family-complex="Tahoma" style:font-family-generic-complex="system" style:font-pitch-complex="variable" style:font-size-complex="16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.6000003814697pt" style:font-family-asian="'Lucida Sans Unicode'" style:font-family-generic-asian="system" style:font-pitch-asian="variable" style:font-size-asian="14.6000003814697pt" style:font-family-complex="Tahoma" style:font-family-generic-complex="system" style:font-pitch-complex="variable" style:font-size-complex="14.600000381469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9cm" svg:height="17.136cm" chart:class="chart:bar" chart:style-name="ch1">
        <chart:title svg:x="12.186cm" svg:y="0.342cm" chart:style-name="ch2">
          <text:p>Artykuł 10</text:p>
        </chart:title>
        <chart:plot-area chart:style-name="ch3" table:cell-range-address="Arkusz1.$A$330:.$B$385" chart:data-source-has-labels="column" chart:table-number-list="0" svg:x="0.586cm" svg:y="2.271cm" svg:width="28.157cm" svg:height="14.523cm">
          <chart:axis chart:dimension="x" chart:name="primary-x" chart:style-name="ch4">
            <chart:title svg:x="13.68cm" svg:y="15.927cm" chart:style-name="ch5">
              <text:p>Numery zdań</text:p>
            </chart:title>
            <chart:categories table:cell-range-address="local-table.A2:.A57"/>
          </chart:axis>
          <chart:axis chart:dimension="y" chart:name="primary-y" chart:style-name="ch6">
            <chart:title svg:x="0.586cm" svg:y="10.207cm" chart:style-name="ch5">
              <text:p>Liczba wyborów</text:p>
            </chart:title>
            <chart:grid chart:class="major"/>
          </chart:axis>
          <chart:series chart:style-name="ch7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8999996185303pt" style:font-family-asian="'Lucida Sans Unicode'" style:font-family-generic-asian="system" style:font-pitch-asian="variable" style:font-size-asian="30.8999996185303pt" style:font-family-complex="Tahoma" style:font-family-generic-complex="system" style:font-pitch-complex="variable" style:font-size-complex="30.8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6000003814697pt" style:font-family-asian="'Lucida Sans Unicode'" style:font-family-generic-asian="system" style:font-pitch-asian="variable" style:font-size-asian="16.6000003814697pt" style:font-family-complex="Tahoma" style:font-family-generic-complex="system" style:font-pitch-complex="variable" style:font-size-complex="16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3999996185303pt" style:font-family-asian="'Lucida Sans Unicode'" style:font-family-generic-asian="system" style:font-pitch-asian="variable" style:font-size-asian="21.3999996185303pt" style:font-family-complex="Tahoma" style:font-family-generic-complex="system" style:font-pitch-complex="variable" style:font-size-complex="21.3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30" chart:origin="0" chart:interval-major="2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6000003814697pt" style:font-family-asian="'Lucida Sans Unicode'" style:font-family-generic-asian="system" style:font-pitch-asian="variable" style:font-size-asian="16.6000003814697pt" style:font-family-complex="Tahoma" style:font-family-generic-complex="system" style:font-pitch-complex="variable" style:font-size-complex="16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.1999998092651pt" style:font-family-asian="'Lucida Sans Unicode'" style:font-family-generic-asian="system" style:font-pitch-asian="variable" style:font-size-asian="14.1999998092651pt" style:font-family-complex="Tahoma" style:font-family-generic-complex="system" style:font-pitch-complex="variable" style:font-size-complex="14.1999998092651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17cm" svg:height="16.684cm" chart:class="chart:bar" chart:style-name="ch1">
        <chart:title svg:x="12.536cm" svg:y="0.332cm" chart:style-name="ch2">
          <text:p>Artykuł 2</text:p>
        </chart:title>
        <chart:plot-area chart:style-name="ch3" table:cell-range-address="Arkusz1.$A$30:.$B$45" chart:data-source-has-labels="column" chart:table-number-list="0" svg:x="0.586cm" svg:y="2.211cm" svg:width="28.145cm" svg:height="14.141cm">
          <chart:axis chart:dimension="x" chart:name="primary-x" chart:style-name="ch4">
            <chart:title svg:x="13.291cm" svg:y="15.51cm" chart:style-name="ch5">
              <text:p>Numer zdania</text:p>
            </chart:title>
            <chart:categories table:cell-range-address="local-table.A2:.A17"/>
          </chart:axis>
          <chart:axis chart:dimension="y" chart:name="primary-y" chart:style-name="ch6">
            <chart:title svg:x="0.586cm" svg:y="10.991cm" chart:style-name="ch5">
              <text:p>Liczba wyborów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9.6000003814697pt" style:font-family-asian="'Lucida Sans Unicode'" style:font-family-generic-asian="system" style:font-pitch-asian="variable" style:font-size-asian="29.6000003814697pt" style:font-family-complex="Tahoma" style:font-family-generic-complex="system" style:font-pitch-complex="variable" style:font-size-complex="29.6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8999996185303pt" style:font-family-asian="'Lucida Sans Unicode'" style:font-family-generic-asian="system" style:font-pitch-asian="variable" style:font-size-asian="15.8999996185303pt" style:font-family-complex="Tahoma" style:font-family-generic-complex="system" style:font-pitch-complex="variable" style:font-size-complex="15.8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5pt" style:font-family-asian="'Lucida Sans Unicode'" style:font-family-generic-asian="system" style:font-pitch-asian="variable" style:font-size-asian="20.5pt" style:font-family-complex="Tahoma" style:font-family-generic-complex="system" style:font-pitch-complex="variable" style:font-size-complex="2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8999996185303pt" style:font-family-asian="'Lucida Sans Unicode'" style:font-family-generic-asian="system" style:font-pitch-asian="variable" style:font-size-asian="15.8999996185303pt" style:font-family-complex="Tahoma" style:font-family-generic-complex="system" style:font-pitch-complex="variable" style:font-size-complex="15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6.847cm" svg:height="15.994cm" chart:class="chart:bar" chart:style-name="ch1">
        <chart:title svg:x="11.386cm" svg:y="0.318cm" chart:style-name="ch2">
          <text:p>Artykuł 3</text:p>
        </chart:title>
        <chart:plot-area chart:style-name="ch3" table:cell-range-address="Arkusz1.$A$51:.$B$66" chart:data-source-has-labels="column" chart:table-number-list="0" svg:x="0.536cm" svg:y="2.118cm" svg:width="25.775cm" svg:height="13.558cm">
          <chart:axis chart:dimension="x" chart:name="primary-x" chart:style-name="ch4">
            <chart:title svg:x="12.398cm" svg:y="14.863cm" chart:style-name="ch5">
              <text:p>Numer zdania</text:p>
            </chart:title>
            <chart:categories table:cell-range-address="local-table.A2:.A17"/>
          </chart:axis>
          <chart:axis chart:dimension="y" chart:name="primary-y" chart:style-name="ch6">
            <chart:title svg:x="0.536cm" svg:y="10.533cm" chart:style-name="ch5">
              <text:p>Liczba wyborów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7999992370605pt" style:font-family-asian="'Lucida Sans Unicode'" style:font-family-generic-asian="system" style:font-pitch-asian="variable" style:font-size-asian="30.7999992370605pt" style:font-family-complex="Tahoma" style:font-family-generic-complex="system" style:font-pitch-complex="variable" style:font-size-complex="30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6000003814697pt" style:font-family-asian="'Lucida Sans Unicode'" style:font-family-generic-asian="system" style:font-pitch-asian="variable" style:font-size-asian="16.6000003814697pt" style:font-family-complex="Tahoma" style:font-family-generic-complex="system" style:font-pitch-complex="variable" style:font-size-complex="16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999992370605pt" style:font-family-asian="'Lucida Sans Unicode'" style:font-family-generic-asian="system" style:font-pitch-asian="variable" style:font-size-asian="21.2999992370605pt" style:font-family-complex="Tahoma" style:font-family-generic-complex="system" style:font-pitch-complex="variable" style:font-size-complex="21.2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6000003814697pt" style:font-family-asian="'Lucida Sans Unicode'" style:font-family-generic-asian="system" style:font-pitch-asian="variable" style:font-size-asian="16.6000003814697pt" style:font-family-complex="Tahoma" style:font-family-generic-complex="system" style:font-pitch-complex="variable" style:font-size-complex="16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9cm" svg:height="16.684cm" chart:class="chart:bar" chart:style-name="ch1">
        <chart:title svg:x="12.544cm" svg:y="0.332cm" chart:style-name="ch2">
          <text:p>Artykuł 4</text:p>
        </chart:title>
        <chart:plot-area chart:style-name="ch3" table:cell-range-address="Arkusz1.$A$71:.$B$90" chart:data-source-has-labels="column" chart:table-number-list="0" svg:x="0.586cm" svg:y="2.211cm" svg:width="28.157cm" svg:height="14.141cm">
          <chart:axis chart:dimension="x" chart:name="primary-x" chart:style-name="ch4">
            <chart:title svg:x="13.613cm" svg:y="15.514cm" chart:style-name="ch5">
              <text:p>Numer zdania</text:p>
            </chart:title>
            <chart:categories table:cell-range-address="local-table.A2:.A21"/>
          </chart:axis>
          <chart:axis chart:dimension="y" chart:name="primary-y" chart:style-name="ch6">
            <chart:title svg:x="0.586cm" svg:y="10.974cm" chart:style-name="ch5">
              <text:p>Liczba wyborów</text:p>
            </chart:title>
            <chart:grid chart:class="major"/>
          </chart:axis>
          <chart:series chart:style-name="ch7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1.3999996185303pt" style:font-family-asian="'Lucida Sans Unicode'" style:font-family-generic-asian="system" style:font-pitch-asian="variable" style:font-size-asian="31.3999996185303pt" style:font-family-complex="Tahoma" style:font-family-generic-complex="system" style:font-pitch-complex="variable" style:font-size-complex="31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text:line-break="true" chart:label-arrangement="stagger-odd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Lucida Sans Unicode'" style:font-family-generic-asian="system" style:font-pitch-asian="variable" style:font-size-asian="16.8999996185303pt" style:font-family-complex="Tahoma" style:font-family-generic-complex="system" style:font-pitch-complex="variable" style:font-size-complex="16.8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7000007629395pt" style:font-family-asian="'Lucida Sans Unicode'" style:font-family-generic-asian="system" style:font-pitch-asian="variable" style:font-size-asian="16.7000007629395pt" style:font-family-complex="Tahoma" style:font-family-generic-complex="system" style:font-pitch-complex="variable" style:font-size-complex="16.700000762939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.5pt" style:font-family-asian="'Lucida Sans Unicode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9cm" svg:height="17.136cm" chart:class="chart:bar" chart:style-name="ch1">
        <chart:title svg:x="12.51cm" svg:y="0.342cm" chart:style-name="ch2">
          <text:p>Artykuł 5</text:p>
        </chart:title>
        <chart:plot-area chart:style-name="ch3" table:cell-range-address="Arkusz1.$A$96:.$B$139" chart:data-source-has-labels="column" chart:table-number-list="0" svg:x="0.586cm" svg:y="2.258cm" svg:width="28.157cm" svg:height="14.536cm">
          <chart:axis chart:dimension="x" chart:name="primary-x" chart:style-name="ch4">
            <chart:title svg:x="13.559cm" svg:y="15.927cm" chart:style-name="ch5">
              <text:p>Numer zdania</text:p>
            </chart:title>
            <chart:categories table:cell-range-address="local-table.A2:.A45"/>
          </chart:axis>
          <chart:axis chart:dimension="y" chart:name="primary-y" chart:style-name="ch6">
            <chart:title svg:x="0.586cm" svg:y="10.554cm" chart:style-name="ch5">
              <text:p>Liczba wyborów</text:p>
            </chart:title>
            <chart:grid chart:class="major"/>
          </chart:axis>
          <chart:series chart:style-name="ch7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7000007629395pt" style:font-family-asian="'Lucida Sans Unicode'" style:font-family-generic-asian="system" style:font-pitch-asian="variable" style:font-size-asian="30.7000007629395pt" style:font-family-complex="Tahoma" style:font-family-generic-complex="system" style:font-pitch-complex="variable" style:font-size-complex="30.7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6000003814697pt" style:font-family-asian="'Lucida Sans Unicode'" style:font-family-generic-asian="system" style:font-pitch-asian="variable" style:font-size-asian="16.6000003814697pt" style:font-family-complex="Tahoma" style:font-family-generic-complex="system" style:font-pitch-complex="variable" style:font-size-complex="16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family-generic-asian="system" style:font-pitch-asian="variable" style:font-size-asian="21.2000007629395pt" style:font-family-complex="Tahoma" style:font-family-generic-complex="system" style:font-pitch-complex="variable" style:font-size-complex="21.2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6000003814697pt" style:font-family-asian="'Lucida Sans Unicode'" style:font-family-generic-asian="system" style:font-pitch-asian="variable" style:font-size-asian="16.6000003814697pt" style:font-family-complex="Tahoma" style:font-family-generic-complex="system" style:font-pitch-complex="variable" style:font-size-complex="16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9cm" svg:height="16.684cm" chart:class="chart:bar" chart:style-name="ch1">
        <chart:title svg:x="12.557cm" svg:y="0.332cm" chart:style-name="ch2">
          <text:p>Artykuł 6</text:p>
        </chart:title>
        <chart:plot-area chart:style-name="ch3" table:cell-range-address="Arkusz1.$A$145:.$B$173" chart:data-source-has-labels="column" chart:table-number-list="0" svg:x="0.586cm" svg:y="2.207cm" svg:width="28.157cm" svg:height="14.145cm">
          <chart:axis chart:dimension="x" chart:name="primary-x" chart:style-name="ch4">
            <chart:title svg:x="13.615cm" svg:y="15.518cm" chart:style-name="ch5">
              <text:p>Numer zdania</text:p>
            </chart:title>
            <chart:categories table:cell-range-address="local-table.A2:.A30"/>
          </chart:axis>
          <chart:axis chart:dimension="y" chart:name="primary-y" chart:style-name="ch6">
            <chart:title svg:x="0.586cm" svg:y="10.963cm" chart:style-name="ch5">
              <text:p>Liczba wyborów</text:p>
            </chart:title>
            <chart:grid chart:class="major"/>
          </chart:axis>
          <chart:series chart:style-name="ch7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1.6000003814697pt" style:font-family-asian="'Lucida Sans Unicode'" style:font-family-generic-asian="system" style:font-pitch-asian="variable" style:font-size-asian="31.6000003814697pt" style:font-family-complex="Tahoma" style:font-family-generic-complex="system" style:font-pitch-complex="variable" style:font-size-complex="31.6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tagger-odd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pt" style:font-family-asian="'Lucida Sans Unicode'" style:font-family-generic-asian="system" style:font-pitch-asian="variable" style:font-size-asian="17pt" style:font-family-complex="Tahoma" style:font-family-generic-complex="system" style:font-pitch-complex="variable" style:font-size-complex="1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pt" style:font-family-asian="'Lucida Sans Unicode'" style:font-family-generic-asian="system" style:font-pitch-asian="variable" style:font-size-asian="17pt" style:font-family-complex="Tahoma" style:font-family-generic-complex="system" style:font-pitch-complex="variable" style:font-size-complex="1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.6000003814697pt" style:font-family-asian="'Lucida Sans Unicode'" style:font-family-generic-asian="system" style:font-pitch-asian="variable" style:font-size-asian="14.6000003814697pt" style:font-family-complex="Tahoma" style:font-family-generic-complex="system" style:font-pitch-complex="variable" style:font-size-complex="14.600000381469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9cm" svg:height="17.136cm" chart:class="chart:bar" chart:style-name="ch1">
        <chart:title svg:x="12.495cm" svg:y="0.342cm" chart:style-name="ch2">
          <text:p>Artykuł 7</text:p>
        </chart:title>
        <chart:plot-area chart:style-name="ch3" table:cell-range-address="Arkusz1.$A$197:.$B$245" chart:data-source-has-labels="column" chart:table-number-list="0" svg:x="0.586cm" svg:y="2.271cm" svg:width="28.157cm" svg:height="14.523cm">
          <chart:axis chart:dimension="x" chart:name="primary-x" chart:style-name="ch4">
            <chart:title svg:x="13.386cm" svg:y="15.927cm" chart:style-name="ch5">
              <text:p>Numery zdań</text:p>
            </chart:title>
            <chart:categories table:cell-range-address="local-table.A2:.A50"/>
          </chart:axis>
          <chart:axis chart:dimension="y" chart:name="primary-y" chart:style-name="ch6">
            <chart:title svg:x="0.586cm" svg:y="10.205cm" chart:style-name="ch5">
              <text:p>Liczba wyborów</text:p>
            </chart:title>
            <chart:grid chart:class="major"/>
          </chart:axis>
          <chart:series chart:style-name="ch7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7000007629395pt" style:font-family-asian="'Lucida Sans Unicode'" style:font-family-generic-asian="system" style:font-pitch-asian="variable" style:font-size-asian="30.7000007629395pt" style:font-family-complex="Tahoma" style:font-family-generic-complex="system" style:font-pitch-complex="variable" style:font-size-complex="30.7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family-generic-asian="system" style:font-pitch-asian="variable" style:font-size-asian="16.5pt" style:font-family-complex="Tahoma" style:font-family-generic-complex="system" style:font-pitch-complex="variable" style:font-size-complex="16.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family-generic-asian="system" style:font-pitch-asian="variable" style:font-size-asian="21.2000007629395pt" style:font-family-complex="Tahoma" style:font-family-generic-complex="system" style:font-pitch-complex="variable" style:font-size-complex="21.2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5pt" style:font-family-asian="'Lucida Sans Unicode'" style:font-family-generic-asian="system" style:font-pitch-asian="variable" style:font-size-asian="16.5pt" style:font-family-complex="Tahoma" style:font-family-generic-complex="system" style:font-pitch-complex="variable" style:font-size-complex="16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8cm" svg:height="16.685cm" chart:class="chart:bar" chart:style-name="ch1">
        <chart:title svg:x="12.557cm" svg:y="0.332cm" chart:style-name="ch2">
          <text:p>Artykuł 8</text:p>
        </chart:title>
        <chart:plot-area chart:style-name="ch3" table:cell-range-address="Arkusz1.$A$251:.$B$264" chart:data-source-has-labels="column" chart:table-number-list="0" svg:x="0.586cm" svg:y="2.207cm" svg:width="28.156cm" svg:height="14.146cm">
          <chart:axis chart:dimension="x" chart:name="primary-x" chart:style-name="ch4">
            <chart:title svg:x="13.703cm" svg:y="15.519cm" chart:style-name="ch5">
              <text:p>Numery zdań</text:p>
            </chart:title>
            <chart:categories table:cell-range-address="local-table.A2:.A15"/>
          </chart:axis>
          <chart:axis chart:dimension="y" chart:name="primary-y" chart:style-name="ch6">
            <chart:title svg:x="0.586cm" svg:y="10.966cm" chart:style-name="ch5">
              <text:p>Liczba wyborów</text:p>
            </chart:title>
            <chart:grid chart:class="major"/>
          </chart:axis>
          <chart:series chart:style-name="ch7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1.1000003814697pt" style:font-family-asian="'Lucida Sans Unicode'" style:font-family-generic-asian="system" style:font-pitch-asian="variable" style:font-size-asian="31.1000003814697pt" style:font-family-complex="Tahoma" style:font-family-generic-complex="system" style:font-pitch-complex="variable" style:font-size-complex="31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tagger-odd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999992370605pt" style:font-family-asian="'Lucida Sans Unicode'" style:font-family-generic-asian="system" style:font-pitch-asian="variable" style:font-size-asian="21.2999992370605pt" style:font-family-complex="Tahoma" style:font-family-generic-complex="system" style:font-pitch-complex="variable" style:font-size-complex="21.2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3.8999996185303pt" style:font-family-asian="'Lucida Sans Unicode'" style:font-family-generic-asian="system" style:font-pitch-asian="variable" style:font-size-asian="13.8999996185303pt" style:font-family-complex="Tahoma" style:font-family-generic-complex="system" style:font-pitch-complex="variable" style:font-size-complex="13.8999996185303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9.329cm" svg:height="17.136cm" chart:class="chart:bar" chart:style-name="ch1">
        <chart:title svg:x="12.527cm" svg:y="0.342cm" chart:style-name="ch2">
          <text:p>Artykuł 9</text:p>
        </chart:title>
        <chart:plot-area chart:style-name="ch3" table:cell-range-address="Arkusz1.$A$270:.$B$323" chart:data-source-has-labels="column" chart:table-number-list="0" svg:x="0.586cm" svg:y="2.25cm" svg:width="28.157cm" svg:height="14.544cm">
          <chart:axis chart:dimension="x" chart:name="primary-x" chart:style-name="ch4">
            <chart:title svg:x="13.701cm" svg:y="15.956cm" chart:style-name="ch5">
              <text:p>Numery zdań</text:p>
            </chart:title>
            <chart:categories table:cell-range-address="local-table.A2:.A55"/>
          </chart:axis>
          <chart:axis chart:dimension="y" chart:name="primary-y" chart:style-name="ch6">
            <chart:title svg:x="0.586cm" svg:y="10.162cm" chart:style-name="ch5">
              <text:p>Liczba wyborów</text:p>
            </chart:title>
            <chart:grid chart:class="major"/>
          </chart:axis>
          <chart:series chart:style-name="ch7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